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#QNAN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bbit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David Robert Verelst</meta:initial-creator>
    <dc:creator>Will Ayd</dc:creator>
    <meta:creation-date>2015-05-16T12:45:06Z</meta:creation-date>
    <dc:date>2019-06-29T16:45:06Z</dc:date>
  </office:meta>
</office:document-meta>
</file>